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8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name-complex="Arial Unicode M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Arial Unicode M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2.53pt" svg:y="117.92pt">
            <draw:object draw:notify-on-update-of-ranges="Sheet1.B1:Sheet1.J1 Sheet1.A2:Sheet1.A2 Sheet1.B2:Sheet1.J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hirp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table:style-name="ce1" office:value-type="string" calcext:value-type="string">
            <text:p>Temperature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2">
          <table:table-cell/>
          <table:table-cell table:formula="of:=CORREL([.B1:.J1];[.B2:.J2])" office:value-type="float" office:value="0.950923378143304" calcext:value-type="float">
            <text:p>0.950923378143304</text:p>
          </table:table-cell>
          <table:table-cell table:number-columns-repeated="10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] ; [.$B$1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] ; [.$B$1])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12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] ; [.$B$1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] ; [.$B$1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12"/>
          <table:table-cell table:formula="of:=INDEX([.$B$1]; 1; 1)" office:value-type="float" office:value="44" calcext:value-type="float">
            <text:p>44</text:p>
          </table:table-cell>
          <table:table-cell table:formula="of:=[.$N$7] * [.$M$10] + [.$N$8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21:46:07.614742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3:58:27.885749483</meta:creation-date>
    <dc:date>2020-07-31T02:17:30.880484546</dc:date>
    <meta:editing-duration>PT1H53M57S</meta:editing-duration>
    <meta:editing-cycles>3</meta:editing-cycles>
    <meta:generator>LibreOffice/6.0.7.3$Linux_X86_64 LibreOffice_project/00m0$Build-3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00000" draw:fill-color="#800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0080"/>
    </style:style>
    <style:style style:name="ch11" style:family="chart" style:data-style-name="N2">
      <style:chart-properties loext:regression-x-name="c" loext:regression-y-name="T(c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Temperature, given Cricket Chirps in 15 Seconds</text:p>
        </chart:title>
        <chart:plot-area chart:style-name="ch3" table:cell-range-address="Sheet1.B1:Sheet1.J2 Sheet1.A2:Sheet1.A2" chart:data-source-has-labels="column" svg:x="1.331cm" svg:y="1.275cm" svg:width="14.349cm" svg:height="6.564cm">
          <chartooo:coordinate-region svg:x="1.952cm" svg:y="1.474cm" svg:width="13.54cm" svg:height="5.718cm"/>
          <chart:axis chart:dimension="x" chart:name="primary-x" chart:style-name="ch4">
            <chart:title svg:x="6.358cm" svg:y="8.019cm" chart:style-name="ch5">
              <text:p>Cricket Chirps in 15 Seconds</text:p>
            </chart:title>
            <chart:grid chart:style-name="ch6" chart:class="major"/>
          </chart:axis>
          <chart:axis chart:dimension="y" chart:name="primary-y" chart:style-name="ch7">
            <chart:title svg:x="0.451cm" svg:y="5.778cm" chart:style-name="ch8">
              <text:p>Temperature (F)</text:p>
            </chart:title>
            <chart:grid chart:style-name="ch6" chart:class="major"/>
          </chart:axis>
          <chart:series chart:style-name="ch9" chart:values-cell-range-address="Sheet1.B2:Sheet1.J2" chart:label-cell-address="Sheet1.A2:Sheet1.A2" chart:class="chart:scatter">
            <chart:domain table:cell-range-address="Sheet1.B1:Sheet1.J1"/>
            <chart:regression-curve chart:style-name="ch10">
              <chart:equation chart:display-equation="true" chart:display-r-square="true" svg:x="3.421cm" svg:y="2.248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4">
                <text:p>44</text:p>
                <draw:g>
                  <svg:desc>Sheet1.B1:Sheet1.J1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0.4">
                <text:p>20.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8.5">
                <text:p>18.5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emperature</text:p>
                <draw:g>
                  <svg:desc>Sheet1.A2:Sheet1.A2</svg:desc>
                </draw:g>
              </table:table-cell>
              <table:table-cell office:value-type="float" office:value="80.5">
                <text:p>80.5</text:p>
                <draw:g>
                  <svg:desc>Sheet1.B2:Sheet1.J2</svg:desc>
                </draw:g>
              </table:table-cell>
              <table:table-cell office:value-type="float" office:value="70.5">
                <text:p>70.5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73.5">
                <text:p>73.5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